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524cm" svg:height="2.286cm" svg:x="12.954cm" svg:y="14.4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716cm" svg:y1="14.478cm" svg:x2="13.716cm" svg:y2="3.81cm">
          <text:p/>
        </draw:line>
        <draw:line draw:style-name="gr2" draw:text-style-name="P1" draw:layer="layout" svg:x1="13.716cm" svg:y1="4.826cm" svg:x2="21.59cm" svg:y2="4.826cm">
          <text:p/>
        </draw:line>
        <draw:custom-shape draw:style-name="gr1" draw:text-style-name="P1" draw:layer="layout" svg:width="15.24cm" svg:height="18.796cm" svg:x="9.652cm" svg:y="1.0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2.286cm" svg:x="12.954cm" svg:y="14.4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1.59cm" svg:y1="4.826cm" svg:x2="21.59cm" svg:y2="13.716cm">
          <text:p/>
        </draw:line>
        <draw:line draw:style-name="gr2" draw:text-style-name="P1" draw:layer="layout" svg:x1="13.716cm" svg:y1="13.716cm" svg:x2="21.59cm" svg:y2="13.716cm">
          <text:p/>
        </draw:line>
        <draw:custom-shape draw:style-name="gr1" draw:text-style-name="P1" draw:layer="layout" svg:width="2.286cm" svg:height="2.286cm" svg:x="19.05cm" svg:y="5.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9.652cm" svg:y1="16.51cm" svg:x2="21.59cm" svg:y2="4.826cm">
          <text:p/>
        </draw:line>
        <draw:frame draw:style-name="gr3" draw:layer="layout" svg:width="1.778cm" svg:height="0.962cm" svg:x="19.558cm" svg:y="3.556cm">
          <draw:text-box>
            <text:p>(x,y)</text:p>
          </draw:text-box>
        </draw:frame>
        <draw:frame draw:style-name="gr3" draw:layer="layout" svg:width="1.016cm" svg:height="0.962cm" svg:x="9.906cm" svg:y="13.716cm">
          <draw:text-box>
            <text:p>θ</text:p>
          </draw:text-box>
        </draw:frame>
        <draw:line draw:style-name="gr2" draw:text-style-name="P1" draw:layer="layout" svg:x1="9.652cm" svg:y1="14.478cm" svg:x2="11.176cm" svg:y2="15.24cm">
          <text:p/>
        </draw:line>
        <draw:frame draw:style-name="gr3" draw:layer="layout" svg:width="2.286cm" svg:height="1.673cm" svg:x="14.986cm" svg:y="14.986cm">
          <draw:text-box>
            <text:p>Initial Pose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4T11:59:44.215351041</meta:creation-date>
    <dc:date>2016-10-04T12:13:05.156954316</dc:date>
    <meta:editing-duration>P0D</meta:editing-duration>
    <meta:editing-cycles>1</meta:editing-cycles>
    <meta:document-statistic meta:object-count="36"/>
    <meta:generator>LibreOffice/4.2.8.2$Linux_X86_64 LibreOffice_project/420m0$Build-2</meta:generator>
  </office:meta>
</office:document-meta>
</file>